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219pt"/>
    </style:style>
    <style:style style:name="co4" style:family="table-column">
      <style:table-column-properties fo:break-before="auto" style:column-width="55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2.45pt" fo:break-before="auto" style:use-optimal-row-height="true"/>
    </style:style>
    <style:style style:name="ro5" style:family="table-row">
      <style:table-row-properties style:row-height="44.96pt" fo:break-before="auto" style:use-optimal-row-height="true"/>
    </style:style>
    <style:style style:name="ro6" style:family="table-row">
      <style:table-row-properties style:row-height="33.7pt" fo:break-before="auto" style:use-optimal-row-height="true"/>
    </style:style>
    <style:style style:name="ro7" style:family="table-row">
      <style:table-row-properties style:row-height="67.44pt" fo:break-before="auto" style:use-optimal-row-height="true"/>
    </style:style>
    <style:style style:name="ro8" style:family="table-row">
      <style:table-row-properties style:row-height="78.69pt" fo:break-before="auto" style:use-optimal-row-height="true"/>
    </style:style>
    <style:style style:name="ro9" style:family="table-row">
      <style:table-row-properties style:row-height="517.44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1pt" style:font-size-asian="11pt" style:font-size-complex="11pt"/>
    </style:style>
    <style:style style:name="ce5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Liberation Serif1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font-name="Liberation Serif1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Kinase</text:p>
          </table:table-cell>
          <table:table-cell table:style-name="ce1" office:value-type="string" calcext:value-type="string">
            <text:p>TF</text:p>
          </table:table-cell>
          <table:table-cell table:style-name="ce5" office:value-type="string" calcext:value-type="string">
            <text:p>|Log2(TFAFC)|</text:p>
          </table:table-cell>
          <table:table-cell table:style-name="ce1" office:value-type="string" calcext:value-type="string">
            <text:p># of Times Found Significant</text:p>
          </table:table-cell>
          <table:table-cell table:style-name="ce1" office:value-type="string" calcext:value-type="string">
            <text:p>YK Score</text:p>
          </table:table-cell>
          <table:table-cell table:style-name="ce1" office:value-type="string" calcext:value-type="string">
            <text:p>Evid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KA2</text:p>
          </table:table-cell>
          <table:table-cell office:value-type="string" calcext:value-type="string">
            <text:p>ASH1</text:p>
          </table:table-cell>
          <table:table-cell table:style-name="Default" office:value-type="float" office:value="0.482008716659075" calcext:value-type="float">
            <text:p>0.4820087167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style-name="ce6" office:value-type="string" calcext:value-type="string">
            <text:p>Deletion/inhibition of kinase shows reduced phosphorylation of target in vivo by mass spectrome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K1</text:p>
          </table:table-cell>
          <table:table-cell office:value-type="string" calcext:value-type="string">
            <text:p>ASH1</text:p>
          </table:table-cell>
          <table:table-cell table:style-name="Default" office:value-type="float" office:value="0.413897108405682" calcext:value-type="float">
            <text:p>0.4138971084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table:style-name="ce6" office:value-type="string" calcext:value-type="string">
            <text:p>Deletion/inhibition of kinase shows reduced phosphorylation of target in vivo by mass spectromet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TK1</text:p>
          </table:table-cell>
          <table:table-cell office:value-type="string" calcext:value-type="string">
            <text:p>SFP1</text:p>
          </table:table-cell>
          <table:table-cell table:style-name="Default" office:value-type="float" office:value="0.410052206193681" calcext:value-type="float">
            <text:p>0.4100522062</text:p>
          </table:table-cell>
          <table:table-cell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table:style-name="ce7" office:value-type="string" calcext:value-type="string">
            <text:p>Affinity Captu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O85</text:p>
          </table:table-cell>
          <table:table-cell office:value-type="string" calcext:value-type="string">
            <text:p>ASH1</text:p>
          </table:table-cell>
          <table:table-cell table:style-name="Default" office:value-type="float" office:value="0.331624423099753" calcext:value-type="float">
            <text:p>0.3316244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Liu et al, 2010 showed phosphophoryation of Transcription represser ASH1 causes elimin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K1</text:p>
          </table:table-cell>
          <table:table-cell office:value-type="string" calcext:value-type="string">
            <text:p>ZAP1</text:p>
          </table:table-cell>
          <table:table-cell table:style-name="Default" office:value-type="float" office:value="0.182409112816664" calcext:value-type="float">
            <text:p>0.1824091128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style-name="ce6" office:value-type="string" calcext:value-type="string">
            <text:p>Deletion/inhibition of kinase shows reduced phosphorylation of target in vivo by mass spectrometr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K1</text:p>
          </table:table-cell>
          <table:table-cell office:value-type="string" calcext:value-type="string">
            <text:p>CRZ1</text:p>
          </table:table-cell>
          <table:table-cell table:style-name="Default" office:value-type="float" office:value="0.167227633665725" calcext:value-type="float">
            <text:p>0.1672276337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table:style-name="ce8" office:value-type="string" calcext:value-type="string">
            <text:p>Low throughout put yeast proteome microarray using kinases to tag interactions, this gene also found affinity for 7 other kinase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KA1</text:p>
          </table:table-cell>
          <table:table-cell table:style-name="ce4" office:value-type="string" calcext:value-type="string">
            <text:p>SFP1</text:p>
          </table:table-cell>
          <table:table-cell table:style-name="Default" office:value-type="float" office:value="0.082570787958612" calcext:value-type="float">
            <text:p>0.0825707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3421" calcext:value-type="float">
            <text:p>4.3421</text:p>
          </table:table-cell>
          <table:table-cell table:style-name="ce9" office:value-type="string" calcext:value-type="string">
            <text:p><text:s/>11805837:by Ho et al (2002); "19328065:Lampiaeinen H. et al <text:s/>(2009) IP-MS;" 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CKA1</text:p>
          </table:table-cell>
          <table:table-cell table:style-name="ce4" office:value-type="string" calcext:value-type="string">
            <text:p>PHO4</text:p>
          </table:table-cell>
          <table:table-cell table:style-name="Default" office:value-type="float" office:value="0.0803271645265114" calcext:value-type="float">
            <text:p>0.08032716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31273" calcext:value-type="float">
            <text:p>3.31273</text:p>
          </table:table-cell>
          <table:table-cell table:style-name="ce9" office:value-type="string" calcext:value-type="string">
            <text:p>12606059:Barz T. et al <text:s/>(2003) Human CK2 phosphorylates Pho4 purifed from yeast; 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SNF1</text:p>
          </table:table-cell>
          <table:table-cell table:style-name="ce4" office:value-type="string" calcext:value-type="string">
            <text:p>GAL4</text:p>
          </table:table-cell>
          <table:table-cell table:style-name="Default" office:value-type="float" office:value="0.0684691281355858" calcext:value-type="float">
            <text:p>0.06846912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055379" calcext:value-type="float">
            <text:p>2.055379</text:p>
          </table:table-cell>
          <table:table-cell table:style-name="ce9" office:value-type="string" calcext:value-type="string">
            <text:p><text:s/>17314980:Phenotypic Enhancement. e-MAP data by Collins et al (2007); "15719021:Lo WS. et al <text:s/>(2005) Gal4-activation domain binds to Snf1 complex (Gal83 <text:s/>Snf1 <text:s/>Sip2 <text:s/>Snf4) <text:s/>by GST pull-down assay;" 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CMK1</text:p>
          </table:table-cell>
          <table:table-cell table:style-name="ce4" office:value-type="string" calcext:value-type="string">
            <text:p>ROX1</text:p>
          </table:table-cell>
          <table:table-cell table:style-name="Default" office:value-type="float" office:value="0.063552190810297" calcext:value-type="float">
            <text:p>0.06355219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60644" calcext:value-type="float">
            <text:p>1.60644</text:p>
          </table:table-cell>
          <table:table-cell table:style-name="ce9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KA2</text:p>
          </table:table-cell>
          <table:table-cell table:style-name="ce4" office:value-type="string" calcext:value-type="string">
            <text:p>SFP1</text:p>
          </table:table-cell>
          <table:table-cell table:style-name="Default" office:value-type="float" office:value="0.0534827757590009" calcext:value-type="float">
            <text:p>0.05348277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27298" calcext:value-type="float">
            <text:p>2.27298</text:p>
          </table:table-cell>
          <table:table-cell table:style-name="ce9" office:value-type="string" calcext:value-type="string">
            <text:p>19328065:Lampiaeinen H. et al <text:s/>(2009) IP-MS; 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CTK1</text:p>
          </table:table-cell>
          <table:table-cell office:value-type="string" calcext:value-type="string">
            <text:p>CBF1</text:p>
          </table:table-cell>
          <table:table-cell table:style-name="Default" office:value-type="float" office:value="0.0471350141278485" calcext:value-type="float">
            <text:p>0.0471350141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6" office:value-type="string" calcext:value-type="string">
            <text:p>Deletion/inhibition of kinase shows reduced phosphorylation of target in vivo by mass spectrometry.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SLT2</text:p>
          </table:table-cell>
          <table:table-cell table:style-name="ce4" office:value-type="string" calcext:value-type="string">
            <text:p>XBP1</text:p>
          </table:table-cell>
          <table:table-cell table:style-name="Default" office:value-type="float" office:value="0.040714803791761" calcext:value-type="float">
            <text:p>0.04071480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60644" calcext:value-type="float">
            <text:p>1.60644</text:p>
          </table:table-cell>
          <table:table-cell table:style-name="ce9" office:value-type="string" calcext:value-type="string">
            <text:p>19234305:Garcia R et al (2009) Under zymolyase-treated condition <text:s/>XBP1 shows increased transcription in slt2 null mutant compared to wild-type.; 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SNF1</text:p>
          </table:table-cell>
          <table:table-cell table:style-name="ce4" office:value-type="string" calcext:value-type="string">
            <text:p>CRZ1</text:p>
          </table:table-cell>
          <table:table-cell table:style-name="Default" office:value-type="float" office:value="0.0386997891727834" calcext:value-type="float">
            <text:p>0.03869978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96066" calcext:value-type="float">
            <text:p>2.96066</text:p>
          </table:table-cell>
          <table:table-cell table:style-name="ce9" office:value-type="string" calcext:value-type="string">
            <text:p>21177495:Deletion/inhibition of kinase shows reduced phosphorylation of target in vivo by mass spectrometry. <text:s/>Bodenmiller B et al <text:s/>(2010);" "18362157:Ruiz A. et al <text:s/>(2008) Only observed in the presence of 75mMCaCl2 (rescues the Gal-defect of snf1-strain) <text:s/>in 0.05% (low) glucose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E20</text:p>
          </table:table-cell>
          <table:table-cell table:style-name="ce4" office:value-type="string" calcext:value-type="string">
            <text:p>CRZ1</text:p>
          </table:table-cell>
          <table:table-cell table:style-name="Default" office:value-type="float" office:value="0.0370485896965112" calcext:value-type="float">
            <text:p>0.03704858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9" office:value-type="string" calcext:value-type="string">
            <text:p><text:s/>16319894:by Ptacek et al (2005); 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YPK1</text:p>
          </table:table-cell>
          <table:table-cell table:style-name="ce4" office:value-type="string" calcext:value-type="string">
            <text:p>ZAP1</text:p>
          </table:table-cell>
          <table:table-cell table:style-name="Default" office:value-type="float" office:value="0.0361386384670969" calcext:value-type="float">
            <text:p>0.03613863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60644" calcext:value-type="float">
            <text:p>1.60644</text:p>
          </table:table-cell>
          <table:table-cell table:style-name="ce9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SNF1</text:p>
          </table:table-cell>
          <table:table-cell table:style-name="ce4" office:value-type="string" calcext:value-type="string">
            <text:p>INO4</text:p>
          </table:table-cell>
          <table:table-cell table:style-name="Default" office:value-type="float" office:value="0.0358365350776731" calcext:value-type="float">
            <text:p>0.03583653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27298" calcext:value-type="float">
            <text:p>2.27298</text:p>
          </table:table-cell>
          <table:table-cell table:style-name="ce9" office:value-type="string" calcext:value-type="string">
            <text:p>15719021:Lo WS. et al <text:s/>(2005) Full length Ino4 binds to Snf1 complex (Gal83 <text:s/>Snf1 <text:s/>Sip2 <text:s/>Snf4) <text:s/>by GST pull-down assay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Y1</text:p>
          </table:table-cell>
          <table:table-cell table:style-name="ce4" office:value-type="string" calcext:value-type="string">
            <text:p>UME1</text:p>
          </table:table-cell>
          <table:table-cell table:style-name="Default" office:value-type="float" office:value="0.0350099362229584" calcext:value-type="float">
            <text:p>0.03500993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9" office:value-type="string" calcext:value-type="string">
            <text:p><text:s/>16319894:by Ptacek et al (2005); 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SKY1</text:p>
          </table:table-cell>
          <table:table-cell table:style-name="ce4" office:value-type="string" calcext:value-type="string">
            <text:p>CRZ1</text:p>
          </table:table-cell>
          <table:table-cell table:style-name="Default" office:value-type="float" office:value="0.0346285916093766" calcext:value-type="float">
            <text:p>0.03462859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51793" calcext:value-type="float">
            <text:p>4.51793</text:p>
          </table:table-cell>
          <table:table-cell table:style-name="ce9" office:value-type="string" calcext:value-type="string">
            <text:p><text:s/>16319894:by Ptacek et al (2005); 16530282:Porat et al. (2006).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LT2</text:p>
          </table:table-cell>
          <table:table-cell table:style-name="ce4" office:value-type="string" calcext:value-type="string">
            <text:p>STE12</text:p>
          </table:table-cell>
          <table:table-cell table:style-name="Default" office:value-type="float" office:value="0.0332521009552176" calcext:value-type="float">
            <text:p>0.0332521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06912" calcext:value-type="float">
            <text:p>2.06912</text:p>
          </table:table-cell>
          <table:table-cell table:style-name="ce9" office:value-type="string" calcext:value-type="string">
            <text:p>20489023:Breitkreutz A. et al <text:s/>(2010); 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CKA2</text:p>
          </table:table-cell>
          <table:table-cell table:style-name="ce4" office:value-type="string" calcext:value-type="string">
            <text:p>PHO4</text:p>
          </table:table-cell>
          <table:table-cell table:style-name="Default" office:value-type="float" office:value="0.0313366954293516" calcext:value-type="float">
            <text:p>0.03133669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31273" calcext:value-type="float">
            <text:p>3.31273</text:p>
          </table:table-cell>
          <table:table-cell table:style-name="ce9" office:value-type="string" calcext:value-type="string">
            <text:p>12606059:Barz T. et al <text:s/>(2003) human CK2 phosphorylates Pho4 purified from Yeast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SP1</text:p>
          </table:table-cell>
          <table:table-cell table:style-name="ce4" office:value-type="string" calcext:value-type="string">
            <text:p>HAC1</text:p>
          </table:table-cell>
          <table:table-cell table:style-name="Default" office:value-type="float" office:value="0.0304407726949712" calcext:value-type="float">
            <text:p>0.03044077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9" office:value-type="string" calcext:value-type="string">
            <text:p><text:s/>16319894:by Ptacek et al (2005)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NF1</text:p>
          </table:table-cell>
          <table:table-cell table:style-name="ce4" office:value-type="string" calcext:value-type="string">
            <text:p>PHO4</text:p>
          </table:table-cell>
          <table:table-cell table:style-name="Default" office:value-type="float" office:value="0.0252662859260279" calcext:value-type="float">
            <text:p>0.02526628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27298" calcext:value-type="float">
            <text:p>2.27298</text:p>
          </table:table-cell>
          <table:table-cell table:style-name="ce9" office:value-type="string" calcext:value-type="string">
            <text:p>14660704:Graumann J. et al <text:s/>(2004) MudPit MS; 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MKK2</text:p>
          </table:table-cell>
          <table:table-cell table:style-name="ce4" office:value-type="string" calcext:value-type="string">
            <text:p>STE12</text:p>
          </table:table-cell>
          <table:table-cell table:style-name="Default" office:value-type="float" office:value="0.0251425606134108" calcext:value-type="float">
            <text:p>0.02514256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60644" calcext:value-type="float">
            <text:p>1.60644</text:p>
          </table:table-cell>
          <table:table-cell table:style-name="ce9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TPK3</text:p>
          </table:table-cell>
          <table:table-cell table:style-name="ce4" office:value-type="string" calcext:value-type="string">
            <text:p>SFP1</text:p>
          </table:table-cell>
          <table:table-cell table:style-name="Default" office:value-type="float" office:value="0.0194124696818209" calcext:value-type="float">
            <text:p>0.01941246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31273" calcext:value-type="float">
            <text:p>3.31273</text:p>
          </table:table-cell>
          <table:table-cell table:style-name="ce9" office:value-type="string" calcext:value-type="string">
            <text:p><text:s/>16172400:GST-Sfp1 from yeast is phosphorylated by bovine PKA catalytic subunit <text:s/>Budovskaya 2005 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KA1</text:p>
          </table:table-cell>
          <table:table-cell table:style-name="ce4" office:value-type="string" calcext:value-type="string">
            <text:p>FKH1</text:p>
          </table:table-cell>
          <table:table-cell table:style-name="Default" office:value-type="float" office:value="0.0184049034541523" calcext:value-type="float">
            <text:p>0.01840490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06912" calcext:value-type="float">
            <text:p>2.06912</text:p>
          </table:table-cell>
          <table:table-cell table:style-name="ce9" office:value-type="string" calcext:value-type="string">
            <text:p><text:s/>11805837:by Ho et al (2002); </text:p>
          </table:table-cell>
          <table:table-cell table:number-columns-repeated="1018"/>
        </table:table-row>
        <table:table-row table:style-name="ro8">
          <table:table-cell table:style-name="ce3" office:value-type="string" calcext:value-type="string">
            <text:p>FUS3</text:p>
          </table:table-cell>
          <table:table-cell table:style-name="ce4" office:value-type="string" calcext:value-type="string">
            <text:p>STE12</text:p>
          </table:table-cell>
          <table:table-cell table:style-name="Default" office:value-type="float" office:value="0.0151924340740565" calcext:value-type="float">
            <text:p>0.01519243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020541" calcext:value-type="float">
            <text:p>5.020541</text:p>
          </table:table-cell>
          <table:table-cell table:style-name="ce9" office:value-type="string" calcext:value-type="string">
            <text:p>20489023:Breitkreutz A. et al <text:s/>(2010);" 8334305:Elion EA et al (1993) Ste12-myc co-immunoprecipitates with Fus3-HA.; "11729141:Erdman S et al (2001) ste12 mutant and fus3 <text:s/>kss1 double mutant show reduced levels of filament formation when exposed to low levels of alpha factor.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MK1</text:p>
          </table:table-cell>
          <table:table-cell table:style-name="ce4" office:value-type="string" calcext:value-type="string">
            <text:p>CRZ1</text:p>
          </table:table-cell>
          <table:table-cell table:style-name="Default" office:value-type="float" office:value="0.0130759962600482" calcext:value-type="float">
            <text:p>0.01307599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9" office:value-type="string" calcext:value-type="string">
            <text:p><text:s/>16319894:by Ptacek et al (2005); 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KSP1</text:p>
          </table:table-cell>
          <table:table-cell table:style-name="ce4" office:value-type="string" calcext:value-type="string">
            <text:p>CUP9</text:p>
          </table:table-cell>
          <table:table-cell table:style-name="Default" office:value-type="float" office:value="0.0130555823354083" calcext:value-type="float">
            <text:p>0.01305558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384798" calcext:value-type="float">
            <text:p>1.384798</text:p>
          </table:table-cell>
          <table:table-cell table:style-name="ce9" office:value-type="string" calcext:value-type="string">
            <text:p><text:s/>16319894:by Ptacek et al (2005); "22282571:YHR082C as query and array <text:s/>YPL177C. Score=0.089 <text:s/>P-value=2.57E-02 <text:s/>Sharifpoor et al <text:s/>(2012);" 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RIM11</text:p>
          </table:table-cell>
          <table:table-cell table:style-name="ce4" office:value-type="string" calcext:value-type="string">
            <text:p>GCR2</text:p>
          </table:table-cell>
          <table:table-cell table:style-name="Default" office:value-type="float" office:value="0.0114257240228907" calcext:value-type="float">
            <text:p>0.0114257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06912" calcext:value-type="float">
            <text:p>2.06912</text:p>
          </table:table-cell>
          <table:table-cell table:style-name="ce9" office:value-type="string" calcext:value-type="string">
            <text:p>11805837:by Ho et al (2002);20489023:Breitkreutz A. et al <text:s/>(2010); 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PTK2</text:p>
          </table:table-cell>
          <table:table-cell table:style-name="ce4" office:value-type="string" calcext:value-type="string">
            <text:p>FKH2</text:p>
          </table:table-cell>
          <table:table-cell table:style-name="Default" office:value-type="float" office:value="0.0109855206260606" calcext:value-type="float">
            <text:p>0.01098552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60644" calcext:value-type="float">
            <text:p>1.60644</text:p>
          </table:table-cell>
          <table:table-cell table:style-name="ce9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KA2</text:p>
          </table:table-cell>
          <table:table-cell table:style-name="ce4" office:value-type="string" calcext:value-type="string">
            <text:p>FKH1</text:p>
          </table:table-cell>
          <table:table-cell table:style-name="Default" office:value-type="float" office:value="0.0105242298272858" calcext:value-type="float">
            <text:p>0.01052422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06912" calcext:value-type="float">
            <text:p>2.06912</text:p>
          </table:table-cell>
          <table:table-cell table:style-name="ce9" office:value-type="string" calcext:value-type="string">
            <text:p><text:s/>11805837:by Ho et al (2002)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NF1</text:p>
          </table:table-cell>
          <table:table-cell table:style-name="ce4" office:value-type="string" calcext:value-type="string">
            <text:p>GZF3</text:p>
          </table:table-cell>
          <table:table-cell table:style-name="Default" office:value-type="float" office:value="0.0102966737844873" calcext:value-type="float">
            <text:p>0.01029667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9" office:value-type="string" calcext:value-type="string">
            <text:p><text:s/>16319894:by Ptacek et al (2005); 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SNF1</text:p>
          </table:table-cell>
          <table:table-cell table:style-name="ce4" office:value-type="string" calcext:value-type="string">
            <text:p>FKH2</text:p>
          </table:table-cell>
          <table:table-cell table:style-name="Default" office:value-type="float" office:value="0.0102794449097555" calcext:value-type="float">
            <text:p>0.01027944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60644" calcext:value-type="float">
            <text:p>1.60644</text:p>
          </table:table-cell>
          <table:table-cell table:style-name="ce9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KSP1</text:p>
          </table:table-cell>
          <table:table-cell table:style-name="ce4" office:value-type="string" calcext:value-type="string">
            <text:p>CRZ1</text:p>
          </table:table-cell>
          <table:table-cell table:style-name="Default" office:value-type="float" office:value="0.00659393094796023" calcext:value-type="float">
            <text:p>0.00659393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384798" calcext:value-type="float">
            <text:p>1.384798</text:p>
          </table:table-cell>
          <table:table-cell table:style-name="ce9" office:value-type="string" calcext:value-type="string">
            <text:p><text:s/>16319894:by Ptacek et al (2005); "22282571:YHR082C as query and array <text:s/>YNL027W. Score=0.086 <text:s/>P-value=1.90E-02 <text:s/>Sharifpoor et al <text:s/>(2012);"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UN1</text:p>
          </table:table-cell>
          <table:table-cell table:style-name="ce4" office:value-type="string" calcext:value-type="string">
            <text:p>CUP9</text:p>
          </table:table-cell>
          <table:table-cell table:style-name="Default" office:value-type="float" office:value="0.0050486394257354" calcext:value-type="float">
            <text:p>0.00504863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9" office:value-type="string" calcext:value-type="string">
            <text:p><text:s/>16319894:by Ptacek et al (2005); 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HOG1</text:p>
          </table:table-cell>
          <table:table-cell table:style-name="ce4" office:value-type="string" calcext:value-type="string">
            <text:p>HAC1</text:p>
          </table:table-cell>
          <table:table-cell table:style-name="Default" office:value-type="float" office:value="0.0040665293405224" calcext:value-type="float">
            <text:p>0.00406652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60644" calcext:value-type="float">
            <text:p>1.60644</text:p>
          </table:table-cell>
          <table:table-cell table:style-name="ce9" office:value-type="string" calcext:value-type="string">
            <text:p>14595107:O'Rourke SM. et al <text:s/>(2004) Transcript is induced in an hog1 delete by microarrays; 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CKA1</text:p>
          </table:table-cell>
          <table:table-cell table:style-name="ce4" office:value-type="string" calcext:value-type="string">
            <text:p>OPI1</text:p>
          </table:table-cell>
          <table:table-cell table:style-name="Default" office:value-type="float" office:value="0.00346828603345816" calcext:value-type="float">
            <text:p>0.0034682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61503" calcext:value-type="float">
            <text:p>6.61503</text:p>
          </table:table-cell>
          <table:table-cell table:style-name="ce9" office:value-type="string" calcext:value-type="string">
            <text:p>16407309:Chang YF. et al <text:s/>(2006);" "16407309:Chang YF. et al <text:s/>(2006) Ser10; 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CKA2</text:p>
          </table:table-cell>
          <table:table-cell table:style-name="ce4" office:value-type="string" calcext:value-type="string">
            <text:p>OPI1</text:p>
          </table:table-cell>
          <table:table-cell table:style-name="Default" office:value-type="float" office:value="0.00244758665388613" calcext:value-type="float">
            <text:p>0.00244758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.61503" calcext:value-type="float">
            <text:p>6.61503</text:p>
          </table:table-cell>
          <table:table-cell table:style-name="ce9" office:value-type="string" calcext:value-type="string">
            <text:p>16407309:Chang YF. et al <text:s/>(2006);" "16407309:Chang YF. et al <text:s/>(2006) Ser10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PK3</text:p>
          </table:table-cell>
          <table:table-cell table:style-name="ce4" office:value-type="string" calcext:value-type="string">
            <text:p>OPI1</text:p>
          </table:table-cell>
          <table:table-cell table:style-name="Default" office:value-type="float" office:value="0.0020185773811471" calcext:value-type="float">
            <text:p>0.00201857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9" office:value-type="string" calcext:value-type="string">
            <text:p><text:s/>16319894:by Ptacek et al (2005);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MK1</text:p>
          </table:table-cell>
          <table:table-cell table:style-name="ce4" office:value-type="string" calcext:value-type="string">
            <text:p>UME1</text:p>
          </table:table-cell>
          <table:table-cell table:style-name="Default" office:value-type="float" office:value="0.00191455781754069" calcext:value-type="float">
            <text:p>0.001914557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9" office:value-type="string" calcext:value-type="string">
            <text:p><text:s/>16319894:by Ptacek et al (2005); </text:p>
          </table:table-cell>
          <table:table-cell table:number-columns-repeated="1018"/>
        </table:table-row>
        <table:table-row table:style-name="ro9">
          <table:table-cell table:style-name="ce3" office:value-type="string" calcext:value-type="string">
            <text:p>HOG1</text:p>
          </table:table-cell>
          <table:table-cell table:style-name="ce4" office:value-type="string" calcext:value-type="string">
            <text:p>SKO1</text:p>
          </table:table-cell>
          <table:table-cell table:style-name="Default" office:value-type="float" office:value="0.00180381395371834" calcext:value-type="float">
            <text:p>0.0018038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.63632" calcext:value-type="float">
            <text:p>16.63632</text:p>
          </table:table-cell>
          <table:table-cell table:style-name="ce9" office:value-type="string" calcext:value-type="string">
            <text:p><text:s/>11230135:Proft et al. (2001). GST-Hog1 and GFP-Hog1 pull down HA-Sko1.;12086627:Proft and Struhl (2002). Hog1 coimmunoprecipitates the Sko1 N-terminal region (1–315) but not Sko1 variants that lack this domain.; 11230135:Proft et al. (2001). Activated GST-Hog1 phosphorylates GST-Sko1 in vitro. To activate Hog1 a constitutively activated version of Pbs2 carrying two mutations (Ser514Glu and Thr518Glu) in the activation loop were purified as GST fusion protein.; 11230135:Proft et al. (2001). Deletion of SKO1 derepress down regulated stress genes in hog1 mutant cells.;9858577:Proft and Serrano (1999). Deletion of SKO1 in hog1 background restores ENA1-lacZ expression and partially suppresses osmotic sensitivity.;18201562:Kobayashi et al. (2008). Deletion of SKO1 suppresses the sensitivity of hog1 cells to 150 mM CaCl2.;11113177:Pascual-Ahuir et al. (2001). Deletion of SKO1 restores CRE-driven lacZ expression in a hog1 mutant.; "11230135:Proft et al. (2001). Activated GST-Hog1 phosphorylates GST-Sko1 in vitro. Sko1 phosphorylation is abolished in the SKO1(E) mutant <text:s/>which contains mutations in all three sites <text:s/>Ser108 <text:s/>Thr113 and Ser126.;" 11230135:Proft et al. (2001) The interaction between Sko1 and the Ssn6-Tup1 co-repressor complex is dependent on the Hog1-specific phosphorylation sites in Sko1. Deletion of the phospho-sites increased Sko1's affinity for Ssn6 and Tup1. Co-IPs were performed with Sko1 phospho mutants.;12086627:Proft and Struhl (2002). Gal4-Sko1 activates GAL1-LacZ transcription under salt-stress conditions. Sko1-mediated activation does not occur in a hog1 mutant strain.;12086627:Proft and Struhl (2002). Osmotic induction and Hog1 phosphorylation converts the Sko1 repressor into a transcriptional activator. Mutation of Hog1-specific phospho-sites in Gal4-Sko1 abolished stress-induced GAL1-LacZ transcription.; "11230135:Proft et al. (2001). Sko1 is rapidly phosphorylated upon osmo-shock. The slower migrating phospho-peptides are not observed for hog1 mutant cells.;11230135:Proft et al. (2001). Proft et al. (2001). Mutations in all three serines (Ser380 <text:s/>Ser393 and Ser399) corresponding to PKA phosphorylation sites in Sko1 <text:s/>decreased Hog1 dependent phosphorylation of Sko1.;"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TK2</text:p>
          </table:table-cell>
          <table:table-cell table:style-name="ce4" office:value-type="string" calcext:value-type="string">
            <text:p>SKO1</text:p>
          </table:table-cell>
          <table:table-cell table:style-name="Default" office:value-type="float" office:value="0.0016209934948811" calcext:value-type="float">
            <text:p>0.00162099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9" office:value-type="string" calcext:value-type="string">
            <text:p><text:s/>16319894:by Ptacek et al (2005); 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2">
        <table:table-column table:style-name="co5" table:number-columns-repeated="2" table:default-cell-style-name="ce2"/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CTK1</text:p>
          </table:table-cell>
        </table:table-row>
        <table:table-row table:style-name="ro1">
          <table:table-cell office:value-type="string" calcext:value-type="string">
            <text:p>yor061w</text:p>
          </table:table-cell>
          <table:table-cell office:value-type="string" calcext:value-type="string">
            <text:p>CKA2</text:p>
          </table:table-cell>
        </table:table-row>
        <table:table-row table:style-name="ro1">
          <table:table-cell office:value-type="string" calcext:value-type="string">
            <text:p>yp1031c</text:p>
          </table:table-cell>
          <table:table-cell office:value-type="string" calcext:value-type="string">
            <text:p>PHO8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ykl185w</text:p>
          </table:table-cell>
          <table:table-cell office:value-type="string" calcext:value-type="string">
            <text:p>ASH1</text:p>
          </table:table-cell>
        </table:table-row>
        <table:table-row table:style-name="ro1">
          <table:table-cell office:value-type="string" calcext:value-type="string">
            <text:p>ylr403w</text:p>
          </table:table-cell>
          <table:table-cell office:value-type="string" calcext:value-type="string">
            <text:p>SEP1</text:p>
          </table:table-cell>
        </table:table-row>
        <table:table-row table:style-name="ro1">
          <table:table-cell office:value-type="string" calcext:value-type="string">
            <text:p>yjl056c</text:p>
          </table:table-cell>
          <table:table-cell office:value-type="string" calcext:value-type="string">
            <text:p>ZAP1</text:p>
          </table:table-cell>
        </table:table-row>
        <table:table-row table:style-name="ro1">
          <table:table-cell office:value-type="string" calcext:value-type="string">
            <text:p>ynl027w</text:p>
          </table:table-cell>
          <table:table-cell office:value-type="string" calcext:value-type="string">
            <text:p>CRZ1</text:p>
          </table:table-cell>
        </table:table-row>
        <table:table-row table:style-name="ro1">
          <table:table-cell office:value-type="string" calcext:value-type="string">
            <text:p>yjr060w</text:p>
          </table:table-cell>
          <table:table-cell office:value-type="string" calcext:value-type="string">
            <text:p>CBF1</text:p>
          </table:table-cell>
        </table:table-row>
      </table:table>
      <table:table table:name="Sheet3" table:style-name="ta2">
        <table:table-column table:style-name="co5" table:default-cell-style-name="Default"/>
        <table:table-row table:style-name="ro10">
          <table:table-cell office:value-type="string" calcext:value-type="string">
            <text:p>Notes</text:p>
          </table:table-cell>
        </table:table-row>
        <table:table-row table:style-name="ro10">
          <table:table-cell office:value-type="string" calcext:value-type="string">
            <text:p>All CTK1 Kinase Known interactions were found</text:p>
          </table:table-cell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/00/0000</text:date>, <text:time style:data-style-name="N2" text:time-value="09:14:53.540697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1:32:25Z</meta:creation-date>
    <dc:date>2018-10-11T13:31:15.658510115</dc:date>
    <meta:editing-cycles>5</meta:editing-cycles>
    <meta:editing-duration>PT1H22M16S</meta:editing-duration>
    <meta:document-statistic meta:table-count="3" meta:cell-count="282" meta:object-count="0"/>
  </office:meta>
</office:document-meta>
</file>